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2e1e5" officeooo:paragraph-rsid="0002e1e5" style:font-weight-asian="bold" style:font-weight-complex="bold"/>
    </style:style>
    <style:style style:name="P2" style:family="paragraph" style:parent-style-name="Standard">
      <style:text-properties fo:font-weight="bold" officeooo:rsid="000f845b" officeooo:paragraph-rsid="000f845b"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02e1e5"/>
    </style:style>
    <style:style style:name="P5" style:family="paragraph" style:parent-style-name="Standard">
      <style:text-properties officeooo:paragraph-rsid="000f845b"/>
    </style:style>
    <style:style style:name="P6" style:family="paragraph" style:parent-style-name="Standard">
      <style:text-properties officeooo:paragraph-rsid="001640eb"/>
    </style:style>
    <style:style style:name="P7" style:family="paragraph" style:parent-style-name="Standard">
      <style:text-properties officeooo:paragraph-rsid="00171578"/>
    </style:style>
    <style:style style:name="P8" style:family="paragraph" style:parent-style-name="Standard">
      <style:text-properties officeooo:rsid="001ba8e7" officeooo:paragraph-rsid="001ba8e7"/>
    </style:style>
    <style:style style:name="P9" style:family="paragraph" style:parent-style-name="Standard">
      <style:text-properties officeooo:rsid="001ba8e7" officeooo:paragraph-rsid="001bc949"/>
    </style:style>
    <style:style style:name="P10" style:family="paragraph" style:parent-style-name="Standard">
      <style:text-properties officeooo:rsid="001bc949" officeooo:paragraph-rsid="001bc949"/>
    </style:style>
    <style:style style:name="P11" style:family="paragraph" style:parent-style-name="Standard">
      <style:text-properties officeooo:paragraph-rsid="001bc949"/>
    </style:style>
    <style:style style:name="P12" style:family="paragraph" style:parent-style-name="Standard">
      <style:text-properties officeooo:rsid="001c225f" officeooo:paragraph-rsid="001c225f"/>
    </style:style>
    <style:style style:name="P13" style:family="paragraph" style:parent-style-name="Standard">
      <style:text-properties officeooo:rsid="001e0549" officeooo:paragraph-rsid="001e0549"/>
    </style:style>
    <style:style style:name="P14" style:family="paragraph" style:parent-style-name="Standard">
      <style:text-properties officeooo:rsid="001f2d8d" officeooo:paragraph-rsid="001f2d8d"/>
    </style:style>
    <style:style style:name="P15" style:family="paragraph" style:parent-style-name="Standard">
      <style:text-properties officeooo:paragraph-rsid="001f2d8d"/>
    </style:style>
    <style:style style:name="T1" style:family="text">
      <style:text-properties officeooo:rsid="0007e269"/>
    </style:style>
    <style:style style:name="T2" style:family="text">
      <style:text-properties fo:font-weight="bold" style:font-weight-asian="bold" style:font-weight-complex="bold"/>
    </style:style>
    <style:style style:name="T3" style:family="text">
      <style:text-properties officeooo:rsid="0015175f"/>
    </style:style>
    <style:style style:name="T4" style:family="text">
      <style:text-properties officeooo:rsid="0019075a"/>
    </style:style>
    <style:style style:name="T5" style:family="text">
      <style:text-properties officeooo:rsid="001bc949"/>
    </style:style>
    <style:style style:name="T6" style:family="text">
      <style:text-properties officeooo:rsid="001c225f"/>
    </style:style>
    <style:style style:name="T7" style:family="text">
      <style:text-properties officeooo:rsid="001e0549"/>
    </style:style>
    <style:style style:name="T8" style:family="text">
      <style:text-properties officeooo:rsid="001f2d8d"/>
    </style:style>
    <style:style style:name="T9" style:family="text">
      <style:text-properties officeooo:rsid="002089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view</text:p>
      <text:p text:style-name="P4"/>
      <text:p text:style-name="Standard"/>
      <text:p text:style-name="Standard">today we will be learning design thinking full course.</text:p>
      <text:p text:style-name="Standard">in this full course we will learn everything about design thinking in the detail.</text:p>
      <text:p text:style-name="Standard">we will begin this video with what design thinking is then we will look into design thinking process in detail.</text:p>
      <text:p text:style-name="Standard">next we will see what those steps are and what is empathy mapping.</text:p>
      <text:p text:style-name="Standard">finally we will conclude this video by combining designing thinking and agile techniques.</text:p>
      <text:p text:style-name="Standard">by the end of this video we can assure you that all your docker career related quaries would have been answered.</text:p>
      <text:p text:style-name="Standard">today we will be talking about design thinking but before that let me tell you guys a few facts based on the growth of job offerings in the year 2021, linkedin confirms that the top in demand technical skills are web development, seo, design thinking, ux texting and data visualization.</text:p>
      <text:p text:style-name="Standard">today in this session we will discuss what exactly is design thinking.</text:p>
      <text:p text:style-name="Standard">design thinking use case.</text:p>
      <text:p text:style-name="Standard">why is design thinking important.</text:p>
      <text:p text:style-name="Standard">the five phases of design thinking and</text:p>
      <text:p text:style-name="Standard">four pillars of design thinking.</text:p>
      <text:p text:style-name="Standard">now let's jump into the major question what is design thinking and how is it helpful.</text:p>
      <text:p text:style-name="Standard">let me explain to you in a very simple way, design thinking is extremely helpful in solving problems that are ill-defined or unknown design thinking is an iterative method that helps resolve issues or redefines problems in alternative strategies and solutions.</text:p>
      <text:p text:style-name="Standard">that might not be instantly apparent with our initial level of understanding.</text:p>
      <text:p text:style-name="Standard">some of the famous companies using design thinking are pepsico, braun, bank of america, bank of ireland, standford health care, and many more.</text:p>
      <text:p text:style-name="Standard">let us focus on pepsico here, as everybody knowss pepsico incorporation is an american multinational company which supplies food and beverages. </text:p>
      <text:p text:style-name="Standard">now pepsico is using the approach of design thinking, but why did pepsico choose design thinking and what are the changes it experienced</text:p>
      <text:p text:style-name="Standard">did you know pepsico's sales rate increased when the company started addressing consumer needs</text:p>
      <text:p text:style-name="Standard">what the help of design thinking</text:p>
      <text:p text:style-name="Standard">the company communicated with customers and solve problems by collaborating with the teams and using innovative thinking</text:p>
      <text:p text:style-name="Standard">the company empathize with users to design successful processes products and services</text:p>
      <text:p text:style-name="Standard">the company saw profit with effective business strategies and innovations </text:p>
      <text:p text:style-name="Standard">getting an idea of what clients require from each of products such as vending machines and good user experience helped pepsico stay on top of the market</text:p>
      <text:p text:style-name="Standard"/>
      <text:p text:style-name="Standard">at the same time design thinking is very effective approach to solve business problems</text:p>
      <text:p text:style-name="Standard"/>
      <text:p text:style-name="Standard">the three major components of design thinking are</text:p>
      <text:p text:style-name="Standard">technological possibilities, business success, user needs.</text:p>
      <text:p text:style-name="Standard"/>
      <text:p text:style-name="Standard">here comes the important question.</text:p>
      <text:p text:style-name="Standard"/>
      <text:p text:style-name="Standard"/>
      <text:p text:style-name="Standard"/>
      <text:p text:style-name="Standard"/>
      <text:p text:style-name="Standard"><text:soft-page-break/><text:span text:style-name="T2">why design thinking is important?</text:span> </text:p>
      <text:p text:style-name="Standard"/>
      <text:p text:style-name="Standard">to answer this question, <text:s/>we have come up with six answers. </text:p>
      <text:p text:style-name="Standard">design thinking solves problems using human centric techniques, it is an iterative process, it understands user challenges and redefines problems</text:p>
      <text:p text:style-name="Standard">next, it promotes a solution based approach</text:p>
      <text:p text:style-name="Standard">then, it helps develop empathy with the target user</text:p>
      <text:p text:style-name="Standard">the last advantages is, it promotes adopting a hands-on approach to prototyping and testing</text:p>
      <text:p text:style-name="Standard"/>
      <text:p text:style-name="P2">the design thinking process</text:p>
      <text:p text:style-name="P5"/>
      <text:p text:style-name="P5">the design thinking process is widely used in industries and was created by the stanford d school, it consists of five steps for creative problem solving.</text:p>
      <text:p text:style-name="Standard">the five phases of design thinking are on the screen </text:p>
      <text:p text:style-name="Standard">first comes empathize, empathize with users to get a better understanding of the problem</text:p>
      <text:p text:style-name="Standard">next comes define, note and document information you find in the empathize <text:span text:style-name="T1">phase</text:span> to identify the exact problem you should work on</text:p>
      <text:p text:style-name="Standard">next is ideate, strategize solutions for the problem identified in the defined phase.</text:p>
      <text:p text:style-name="Standard">next is prototype, create a prototype of the design solution that you finalized in ideate phase</text:p>
      <text:p text:style-name="Standard">and the final process is to test, test the design solution. Since, design thinking is an iterative process you can redefine solution based the test result.</text:p>
      <text:p text:style-name="Standard">let me give you an important information always remember that the five phases stages or modes are not always sequential. this process do not follow any specific order and can be applied <text:span text:style-name="T3">once </text:span>or can be repeated iteratively.</text:p>
      <text:p text:style-name="Standard"/>
      <text:p text:style-name="Standard">ensure you do not follow the phases as an hierarchical or step-by-step process.</text:p>
      <text:p text:style-name="Standard"/>
      <text:p text:style-name="P8">// the second vid</text:p>
      <text:p text:style-name="P8"/>
      <text:p text:style-name="P8">the design thinking process concept of empathy, define, ideate, prototype, and test. Always remember that all 5 phases stages or modes are not always sequential. The process do not follow any specific order can by applied once or can be repeated iteratively. </text:p>
      <text:p text:style-name="P8"/>
      <text:p text:style-name="P9">Now it’s time to examine how design thinking principles <text:span text:style-name="T5">can assist holistically in order to solve challenges. </text:span></text:p>
      <text:p text:style-name="P9"><text:span text:style-name="T5">The first point, empathy. First comes empathize you should perform research and analyze to know the current DEI state. Here DEI stands for diversity, equity and inclusion.</text:span></text:p>
      <text:p text:style-name="P11"><text:span text:style-name="T5">A good design idea comes through a continuous focus on human centric ideas. Design thinking not only encourages us to gain DEI solutions but also eliminates barriers for professionals who are aiming to achieve their career aspirations with fair and good opportunities.</text:span></text:p>
      <text:p text:style-name="P10">Design thinking begins with empathy and the objective of empathy state is to focus on the users. In this stage it is important to focus on in-depth metrics like prediction and perspective analysis, these metrics help an individual to cross verify the insight collected from our a<text:span text:style-name="T6">ssociate. The result of the empathy refuel our strategy process and program with innovative solutions. </text:span></text:p>
      <text:p text:style-name="P12">A quick summary for this phase is displayed on the screen. First comes interview which means understand the user’s need. Next seek to understand the requirement, and finally ensure that you are non-judgmental.</text:p>
      <text:p text:style-name="P12">Next comes define, the objective of the second phase of design thinking is the define stage and this includes asking the right question. An individual should focus on asking the right issues. Next he <text:soft-page-break/>should know how to tackle an issue, then he should know how to motivate others with wise words, the understanding we gain from empathize phase encourages us to re-frame the perceived problem and gain perspectives. This process helps us to allow a more holistic look at the path towards the expected solution. If we plan the previous phase properly, this stage will not take much time.</text:p>
      <text:p text:style-name="P12">While defining the problem, we should ensure that every associate follows the problem solving process correctly. This phase helps us to build with the most authentic solutions. The quick summary for this face is, role objectives, decisions challenges.</text:p>
      <text:p text:style-name="P12">Moving on to the next stage we will talk about ideate phase, the objective of this stage is to accept different perspective in order to solve the issues, also we strategize solutions for the problems identified in the defined phase. In this phase we should address divergent styles of thinking. We should be able to uncover more possibilities and accept maximum ideation. Later, we should consider convergent styles of thinking to manage an overall process and purpose. In this stage, we isolate solution streams and later merge and refine insights.</text:p>
      <text:p text:style-name="P12">A quick summary of this phase is, sharing ideas, and prioritizing the ideas based on requirements.</text:p>
      <text:p text:style-name="P12">The next step is to create a prototype, create a prototype of the design solution that you finalized in the ideate phase prototype <text:span text:style-name="T7">are; mid to high fidelity wireframes with more visual details and interactions between elements of the design. Here comes the important question, what is the purpose of a prototype, so the answer is prototype show how something works. They depict functionality that may not easily be seen from a mock-up. They are useful for user testing. They are ideal for quick internal use and client feedback. A quick summary for this phase is, first is user testing, next is quick iteration.</text:span></text:p>
      <text:p text:style-name="P13">The final step is testing, testing can also be deployed on a live website or application. Different designs are send to different users and the performance or usability is tested for each version. </text:p>
      <text:p text:style-name="P13">The design version that is found to be the most desired and usable is finalized there are usablity testing tools for optimizing the user experience in websites. Various tests can be run on a website with predefined user base. </text:p>
      <text:p text:style-name="P13">Now let me tell you the tips for writing a user report. First comes details, here you have to give complete details of the test you performed. Next is clear, all information in the test report should be concise and clear to understand. Next comes specific, do not elaborate on project tasks outline test outcomes and focus only on primary concerns then it’s standard, test report should follow the standard template, this ensure consistency in all test reports.</text:p>
      <text:p text:style-name="P13">Summary of this phase is, first is understanding impediments. Next, we should know what solution works for the phase. Then comes validating and correcting the errors. </text:p>
      <text:p text:style-name="P15"><text:span text:style-name="T8">In the design thinking process a lot of people must be wondering, what is the goal of a design thinking process. Well, it’s simple, the goal is to solve complex problems from a human perspective. The design thinking process focuses on creativity, innovation and user-centricity. Helping you to come up with actionable solutions that are desirable for the user viable for business and technologically feasible. That was all about the process of design thinking. The design thinking process serves as a strong foundation to formulate reliable strategies that result in good products.</text:span></text:p>
      <text:p text:style-name="P15"/>
      <text:p text:style-name="P14">Now let’s take a look at the case study, consider an example at the uber company where they wanted to expand their business, they wanted to find customized and affordable food rate at the tap of a button. They wanted to launch an app for food lovers to build social community. So what did they do? How did ubereats become popular. </text:p>
      <text:p text:style-name="P14">Ubereats adopted design thinking by innovative thinking, where the team first gathered user requirements and collected data. The walkable program is where they physically visit locations in the city to study the food people and culture. In short, the team focued on defining problems. The team understood the different perspectives of every user and came up with ideas. Next they opted for order shadowing. The team test their prototypes by watching their customers real world experiences. <text:span text:style-name="T9">Bla bla bla is where they invite delivery partners, restaurant workers and clients to work upon the feedback </text:span><text:soft-page-break/><text:span text:style-name="T9">received on the application. The design thinking process has received good response because ubereats now operates in over 80 cities globally and is still on the rise. </text:span></text:p>
      <text:p text:style-name="P11"/>
      <text:p text:style-name="P11"><text:tab/></text:p>
      <text:p text:style-name="P3">moving on to the next topic, let's see what are the four important pillars of design thinking.</text:p>
      <text:p text:style-name="P3"/>
      <text:p text:style-name="Standard">so the four important pillars of design thinking.</text:p>
      <text:p text:style-name="P6">the first one is understand by asking user's need, </text:p>
      <text:p text:style-name="P7">second one is explore by finding patterns, </text:p>
      <text:p text:style-name="P7">third one is prototype by making tangible, </text:p>
      <text:p text:style-name="P7">the last one is evaluate by always iterating.</text:p>
      <text:p text:style-name="Standard"/>
      <text:p text:style-name="Standard">the famous steve jobs once said, design is not just what is look like, it is how it works.</text:p>
      <text:p text:style-name="Standard">let me explain you this with a small example, tv remote control. </text:p>
      <text:p text:style-name="Standard">there has always been an evolution in remote controls, earlier, people use universal remotes.</text:p>
      <text:p text:style-name="Standard">the major disadvantages of universal remote is complexity, the remote had a lot of buttons, which made an individual difficult to understand. </text:p>
      <text:p text:style-name="Standard">then came smart remotes, managing the physical keys of the remote control device is not easy, but with smart remotes users had only the major keys, which was easy to operate. and individual does not have to depend on the remote completely like in earlier days, not just that a smart remote can be operated via mobile phones as well. isn't that simple and creat<text:span text:style-name="T4">ive?</text:span> of course it is!</text:p>
      <text:p text:style-name="Standard">this evolution was done with the help of design thinking. </text:p>
      <text:p text:style-name="Standard">the design thinking process serves as a strong foundation to formulate reliable strategies that result in good products.</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09:31:52.677894614</meta:creation-date>
    <dc:date>2022-03-10T15:01:05.838226284</dc:date>
    <meta:editing-duration>PT2H52M57S</meta:editing-duration>
    <meta:editing-cycles>17</meta:editing-cycles>
    <meta:generator>LibreOffice/7.2.5.2$Linux_X86_64 LibreOffice_project/20$Build-2</meta:generator>
    <meta:document-statistic meta:table-count="0" meta:image-count="0" meta:object-count="0" meta:page-count="4" meta:paragraph-count="78" meta:word-count="1921" meta:character-count="11656" meta:non-whitespace-character-count="9791"/>
  </office:meta>
</office:document-meta>
</file>